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8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<text:tab/><text:tab/><text:tab/></text:span><text:span text:style-name="T3">Cahier des charges : Takuzu</text:span></text:p>
      <text:p text:style-name="P1"><text:span text:style-name="T4"><text:tab/><text:tab/></text:span></text:p>
      <text:p text:style-name="P1"><text:span text:style-name="T5"/></text:p>
      <text:p text:style-name="P1"><text:span text:style-name="T6"><text:tab/><text:tab/><text:tab/></text:span></text:p>
      <text:p text:style-name="P1"><text:span text:style-name="T7"/></text:p>
      <text:p text:style-name="P1"><text:span text:style-name="T7"/></text:p>
      <text:p text:style-name="P1"><text:span text:style-name="T8"><text:tab/><text:tab/><text:tab/><text:tab/>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10">1.Présentation du projet</text:span></text:p>
      <text:p text:style-name="P1"><text:span text:style-name="T11"/></text:p>
      <text:p text:style-name="P1"><text:span text:style-name="T12">1.1 Contexte</text:span></text:p>
      <text:p text:style-name="P1"><text:span text:style-name="T13"/></text:p>
      <text:p text:style-name="P1"><text:span text:style-name="T14">Ce projet se déroulera dans le cadre d’un projet lors du semestre 6 de L3 SPI Informatique. Le but de ce projet est de développer un logiciel suffisamment complexe pour justifier un travail en équipe et la mise en<text:s/></text:span><text:span text:style-name="T15">œuvre des pr</text:span><text:span text:style-name="T16">éceptes de Génie Logiciel.</text:span></text:p>
      <text:p text:style-name="P1"><text:span text:style-name="T17"/></text:p>
      <text:p text:style-name="P1"><text:span text:style-name="T17"/></text:p>
      <text:p text:style-name="P1"><text:span text:style-name="T18">1.2 Étude de l’existant</text:span></text:p>
      <text:p text:style-name="P1"><text:span text:style-name="T19"/></text:p>
      <text:p text:style-name="P1"><text:span text:style-name="T20"><text:s/>Tic tac logic : Jeu de takuzu en ligne gratuit.</text:span></text:p>
      <text:p text:style-name="P1"><text:span text:style-name="T20"><text:s/></text:span><text:a xlink:href="http://www.conceptispuzzles.com/index.aspx?uri=puzzle/tic-tac-logic"><text:span text:style-name="T21">http://www.conceptispuzzles.com/index.aspx?uri=puzzle/tic-tac-logic</text:span></text:a><text:span text:style-name="T22"/></text:p>
      <text:p text:style-name="P1"><text:span text:style-name="T23"><text:s/>Kas tete takuzu : Jeu de takuzu en ligne gratuit.</text:span></text:p>
      <text:p text:style-name="P1"><text:span text:style-name="T23"><text:s/></text:span><text:a xlink:href="http://www.kastete.fr/jouer-une-grille-de-takuzu-binero"><text:span text:style-name="T24">http://www.kastete.fr/jouer-une-grille-de-takuzu-binero</text:span></text:a><text:span text:style-name="T25"/></text:p>
      <text:p text:style-name="P1"><text:span text:style-name="T26"/></text:p>
      <text:p text:style-name="P1"><text:span text:style-name="T27">La partie ci-dessous décrit les différentes fonctions communes et spécifiques des </text:span></text:p>
      <text:p text:style-name="P1"><text:span text:style-name="T27">deux applications :</text:span></text:p>
      <text:p text:style-name="P1"><text:span text:style-name="T28"/></text:p>
      <text:list text:style-name="L2">
        <text:list-item>
          <text:p text:style-name="P2"><text:span text:style-name="T29">Fonctions communes :</text:span></text:p>
        </text:list-item>
      </text:list>
      <text:p text:style-name="P3"><text:span text:style-name="T29"><text:tab/></text:span></text:p>
      <text:list text:style-name="L4">
        <text:list-item>
          <text:p text:style-name="P4"><text:span text:style-name="T29">un menu d'aide</text:span></text:p>
        </text:list-item>
        <text:list-item>
          <text:p text:style-name="P4"><text:span text:style-name="T29">un compteur de temps</text:span></text:p>
        </text:list-item>
        <text:list-item>
          <text:p text:style-name="P4"><text:span text:style-name="T29">un choix de difficulté du jeu<text:s text:c="4"/></text:span></text:p>
        </text:list-item>
      </text:list>
      <text:p text:style-name="P5"><text:span text:style-name="T29"><text:s text:c="88"/></text:span></text:p>
      <text:list text:style-name="L6">
        <text:list-item>
          <text:p text:style-name="P6"><text:span text:style-name="T29">Tic tac logic</text:span></text:p>
        </text:list-item>
      </text:list>
      <text:p text:style-name="P7"><text:span text:style-name="T30"/></text:p>
      <text:list text:style-name="L8">
        <text:list-item>
          <text:p text:style-name="P8"><text:span text:style-name="T31">système de zoom</text:span></text:p>
        </text:list-item>
        <text:list-item>
          <text:p text:style-name="P8"><text:span text:style-name="T31">système de hypothèse</text:span></text:p>
        </text:list-item>
        <text:list-item>
          <text:p text:style-name="P8"><text:span text:style-name="T31">imprimer la feuille </text:span></text:p>
        </text:list-item>
        <text:list-item>
          <text:p text:style-name="P8"><text:span text:style-name="T31">système de sauvegarde</text:span></text:p>
        </text:list-item>
      </text:list>
      <text:p text:style-name="P9"><text:span text:style-name="T32"/></text:p>
      <text:list text:style-name="L10">
        <text:list-item>
          <text:p text:style-name="P10"><text:span text:style-name="T33">Kas tete takuzu</text:span></text:p>
        </text:list-item>
      </text:list>
      <text:p text:style-name="P11"><text:span text:style-name="T34"/></text:p>
      <text:list text:style-name="L12">
        <text:list-item>
          <text:p text:style-name="P12"><text:span text:style-name="T35">système de succès</text:span></text:p>
        </text:list-item>
        <text:list-item>
          <text:p text:style-name="P12"><text:span text:style-name="T35">statistique de la grille</text:span></text:p>
        </text:list-item>
      </text:list>
      <text:p text:style-name="P13"><text:span text:style-name="T36"/></text:p>
      <text:p text:style-name="P13"><text:span text:style-name="T36"/></text:p>
      <text:p text:style-name="P13"><text:span text:style-name="T37">1.3 Objectifs</text:span></text:p>
      <text:p text:style-name="P13"><text:span text:style-name="T37"/></text:p>
      <text:p text:style-name="P13"><text:span text:style-name="T38">Ce projet doit aboutir à la création d’une application de type jeu de takuzu (ou binairo), destinée à tout public. Un système d’aide permettra de débloquer le joueur, peu importe son expérience et la difficulté du niveau.</text:span></text:p>
      <text:p text:style-name="P13"><text:span text:style-name="T38">L’application comprendra :</text:span></text:p>
      <text:p text:style-name="P13"><text:span text:style-name="T38">- La résolution d'un takuzu</text:span></text:p>
      <text:p text:style-name="P13"><text:span text:style-name="T38">- Un système d'aide à partir des 3 règles du jeu</text:span></text:p>
      <text:p text:style-name="P13"><text:span text:style-name="T38">- Un système de sauvegarde/chargement de parties</text:span></text:p>
      <text:p text:style-name="P13"><text:span text:style-name="T38"/></text:p>
      <text:p text:style-name="P13"><text:span text:style-name="T39"/></text:p>
      <text:p text:style-name="P13"><text:span text:style-name="T40">1.4 Calendrier</text:span></text:p>
      <text:p text:style-name="P13"><text:span text:style-name="T41"/></text:p>
      <text:p text:style-name="P13"><text:span text:style-name="T42">14 Janvier 2015 : Premier contact avec le client, présentation de ses idées et de son besoin.</text:span></text:p>
      <text:p text:style-name="P13"><text:span text:style-name="T42">20 Janvier 2015 : Entretien client 1 - Propositions de concepts liés au projet pour validation ou non.</text:span></text:p>
      <text:p text:style-name="P13"><text:span text:style-name="T42">21 Janvier 2015 : Entretien client 2 - Exposition du premier jet du cahier des charges</text:span></text:p>
      <text:p text:style-name="P13"><text:span text:style-name="T42">Début février : Début du codage</text:span></text:p>
      <text:p text:style-name="P13"><text:span text:style-name="T42">Lundi 9 février : Bilan de milieu de projet.</text:span></text:p>
      <text:p text:style-name="P13"><text:span text:style-name="T42">27 Avril 2015 : Présentation du jeu et livraison du produit.</text:span></text:p>
      <text:p text:style-name="P13"><text:span text:style-name="T42"/></text:p>
      <text:p text:style-name="P13"><text:span text:style-name="T42"/></text:p>
      <text:p text:style-name="P14"><text:span text:style-name="T43">1.5 Critères d'acceptibilité du produit</text:span><text:span text:style-name="T44"/></text:p>
      <text:p text:style-name="P15"><text:span text:style-name="T44"/></text:p>
      <text:p text:style-name="P15"><text:span text:style-name="T44">L'application doit répondre aux critères suivants :</text:span></text:p>
      <text:p text:style-name="P15"><text:span text:style-name="T44">- Validation du produit via un dossier de tests réalisé par notre groupe</text:span></text:p>
      <text:p text:style-name="P15"><text:span text:style-name="T44">- Respect des contraintes client ( choix technologique, fonctionnalités de l'application, délais)</text:span></text:p>
      <text:p text:style-name="P15"><text:span text:style-name="T45"/></text:p>
      <text:p text:style-name="P15"><text:span text:style-name="T45"/></text:p>
      <text:p text:style-name="P16"><text:span text:style-name="T46">2. Analyse des besoins </text:span></text:p>
      <text:p text:style-name="P16"><text:span text:style-name="T47"/></text:p>
      <text:p text:style-name="P16"><text:span text:style-name="T48">2.1 Liste des acteurs </text:span></text:p>
      <text:p text:style-name="P16"><text:span text:style-name="T49"/></text:p>
      <text:p text:style-name="P16"><text:span text:style-name="T50">L'utilisateur : </text:span></text:p>
      <text:p text:style-name="P16"><text:span text:style-name="T50"><text:tab/>L'utilisateur peut choisir la difficulté et la taille de la grille. </text:span></text:p>
      <text:p text:style-name="P16"><text:span text:style-name="T50"><text:tab/>Il pourra faire appel à une aide </text:span></text:p>
      <text:p text:style-name="P16"><text:span text:style-name="T50"><text:tab/>Il peut sauvegarder la partie et la charger plus tard. </text:span></text:p>
      <text:p text:style-name="P16"><text:span text:style-name="T50"><text:tab/>L'utilisateur peut également consulter le classement du jeu (local et global). </text:span></text:p>
      <text:p text:style-name="P16"><text:span text:style-name="T51"/></text:p>
      <text:p text:style-name="P16"><text:span text:style-name="T52">2.2 Expression des besoins </text:span></text:p>
      <text:p text:style-name="P16"><text:span text:style-name="T53"/></text:p>
      <text:p text:style-name="P16"><text:span text:style-name="T54"><text:tab/>Le client souhaite disposer d'une application réalisée sous Ruby et l'interface </text:span></text:p>
      <text:p text:style-name="P16"><text:span text:style-name="T54"><text:tab/>graphique en GTK+. </text:span></text:p>
      <text:p text:style-name="P16"><text:span text:style-name="T54"><text:tab/> </text:span></text:p>
      <text:p text:style-name="P16"><text:span text:style-name="T54"><text:tab/>La résolution de grilles de Takuzu, selon les règles traditionnelles du jeu, </text:span></text:p>
      <text:p text:style-name="P16"><text:span text:style-name="T54"><text:tab/>avec possibilité de demander de l'aide si le joueur est bloqué. L'application </text:span></text:p>
      <text:p text:style-name="P16"><text:span text:style-name="T54"><text:tab/>doit pouvoir charger une partie précédente. </text:span></text:p>
      <text:p text:style-name="P16"><text:span text:style-name="T55"/></text:p>
      <text:p text:style-name="P16"><text:span text:style-name="T56">2.3 Besoins fonctionnels </text:span></text:p>
      <text:p text:style-name="P16"><text:span text:style-name="T57"/></text:p>
      <text:p text:style-name="P16"><text:span text:style-name="T58">Résolution des grilles de Takuzu </text:span></text:p>
      <text:p text:style-name="P16"><text:span text:style-name="T58"><text:tab/>* Démarrer une partie </text:span></text:p>
      <text:p text:style-name="P16"><text:span text:style-name="T58"><text:tab/><text:tab/>L'utilisateur doit pouvoir choisir le niveau de difficulté et la </text:span></text:p>
      <text:p text:style-name="P16"><text:span text:style-name="T58"><text:tab/><text:tab/>taille de la grille.<text:tab/> </text:span></text:p>
      <text:p text:style-name="P16"><text:span text:style-name="T58"><text:tab/>* Lors d'une partie, le joueur peut demander de l'aide s'il se voit bloqué. </text:span></text:p>
      <text:p text:style-name="P16"><text:span text:style-name="T58"><text:tab/><text:s text:c="2"/>Deux niveaux d'aide sont disponibles : </text:span></text:p>
      <text:p text:style-name="P16"><text:span text:style-name="T58"><text:tab/><text:tab/>- Aide indirecte qui énonce une règle applicable à la situation de jeu </text:span></text:p>
      <text:p text:style-name="P16"><text:span text:style-name="T58"><text:tab/><text:tab/>- Conseil qui résout une case par rapport à la solution </text:span></text:p>
      <text:p text:style-name="P16"><text:span text:style-name="T59"/></text:p>
      <text:p text:style-name="P16"><text:span text:style-name="T60"><text:tab/>* Sauvegarder la grille en cours </text:span></text:p>
      <text:p text:style-name="P16"><text:span text:style-name="T60"><text:tab/> <text:tab/>L'application doit pouvoir gérer les sauvegardes des grilles en fonction </text:span></text:p>
      <text:p text:style-name="P16"><text:span text:style-name="T60"><text:tab/><text:tab/>du niveau de difficulté et de la taille de la grille. </text:span></text:p>
      <text:p text:style-name="P16"><text:span text:style-name="T60"><text:tab/>* Charger une grille </text:span></text:p>
      <text:p text:style-name="P16"><text:span text:style-name="T60"><text:tab/><text:tab/>L'utilisateur doit pouvoir charger une grille à l'aide d'un menu </text:span></text:p>
      <text:p text:style-name="P16"><text:span text:style-name="T60"><text:tab/><text:tab/>de sauvegarde </text:span></text:p>
      <text:p text:style-name="P16"><text:span text:style-name="T61"/></text:p>
      <text:p text:style-name="P16"><text:span text:style-name="T62">2.4 Besoins non fonctionnels </text:span></text:p>
      <text:p text:style-name="P16"><text:span text:style-name="T63"/></text:p>
      <text:p text:style-name="P16"><text:span text:style-name="T64"><text:tab/>* Sérialisation des objets pour la persistance des données </text:span></text:p>
      <text:p text:style-name="P16"><text:span text:style-name="T64"><text:tab/><text:tab/>- L'application doit pouvoir sérialiser les grilles, le classement, </text:span></text:p>
      <text:p text:style-name="P16"><text:span text:style-name="T64"><text:tab/><text:tab/><text:s text:c="2"/>les options afin de pouvoir les récupérer au redémarrage de </text:span></text:p>
      <text:p text:style-name="P16"><text:span text:style-name="T64"><text:tab/><text:tab/><text:s text:c="2"/>l'application </text:span></text:p>
      <text:p text:style-name="P16"><text:span text:style-name="T65"/></text:p>
      <text:p text:style-name="P16"><text:span text:style-name="T66">2.5 Fonctionnalités </text:span></text:p>
      <text:p text:style-name="P16"><text:span text:style-name="T67"/></text:p>
      <text:p text:style-name="P16"><text:span text:style-name="T68"><text:tab/>Le jeu </text:span></text:p>
      <text:p text:style-name="P16"><text:span text:style-name="T68"><text:tab/>Fonctionnalités </text:span></text:p>
      <text:p text:style-name="P16"><text:span text:style-name="T68"><text:tab/>Traitement/Persistance des données </text:span></text:p>
      <text:p text:style-name="P16"><text:span text:style-name="T68"><text:tab/>Sauvegarder/charger les options </text:span></text:p>
      <text:p text:style-name="P16"><text:span text:style-name="T68"><text:tab/>Sauvegarder/Charger/Supprimer une partie </text:span></text:p>
      <text:p text:style-name="P16"><text:span text:style-name="T68"><text:tab/>Sauvegarder/Charger les scores et les statistiques </text:span></text:p>
      <text:p text:style-name="P16"><text:span text:style-name="T68"><text:tab/>Crypter les données pour empêcher les modifications </text:span></text:p>
      <text:p text:style-name="P16"><text:span text:style-name="T68"><text:tab/>Jeu </text:span></text:p>
      <text:p text:style-name="P16"><text:span text:style-name="T68"><text:tab/>Jouer une partie </text:span></text:p>
      <text:p text:style-name="P16"><text:span text:style-name="T68"><text:tab/>Système d'aide </text:span></text:p>
      <text:p text:style-name="P16"><text:span text:style-name="T69"/></text:p>
      <text:p text:style-name="P16"><text:span text:style-name="T70"><text:tab/>* Jeu </text:span></text:p>
      <text:p text:style-name="P16"><text:span text:style-name="T70"><text:tab/><text:tab/>Aider le joueur : L'utilisateur doit pouvoir recevoir une aide du </text:span></text:p>
      <text:p text:style-name="P16"><text:span text:style-name="T70"><text:tab/><text:tab/>logiciel dans le cas ou il est bloqué. </text:span></text:p>
      <text:p text:style-name="P16"><text:span text:style-name="T71"/></text:p>
      <text:p text:style-name="P16"><text:span text:style-name="T72"><text:tab/><text:tab/>Jouer une partie : L'utilisateur doit pouvoir jouer une partie de </text:span></text:p>
      <text:p text:style-name="P16"><text:span text:style-name="T72"><text:tab/><text:tab/>Takuzu à l'aide de la souris. Les différentes interactions disponibles </text:span></text:p>
      <text:p text:style-name="P16"><text:span text:style-name="T72"><text:tab/><text:tab/>seront définies lors de la phase de conception.</text:span></text:p>
      <text:p text:style-name="P16"><text:span text:style-name="T73"/></text:p>
      <text:p text:style-name="P16"><text:span text:style-name="T74"><text:tab/>* Options </text:span></text:p>
      <text:p text:style-name="P16"><text:span text:style-name="T74"><text:tab/><text:tab/>Personnaliser les couleurs : L'utilisateur doit pouvoir modifier la couleur des cases </text:span></text:p>
      <text:p text:style-name="P16"><text:span text:style-name="T74"><text:tab/><text:tab/> </text:span></text:p>
      <text:p text:style-name="P16"><text:span text:style-name="T74"><text:tab/><text:tab/>Aide : L'utilisateur doit pouvoir activer ou désactiver les différentes aides </text:span></text:p>
      <text:p text:style-name="P16"><text:span text:style-name="T75"/></text:p>
      <text:p text:style-name="P16"><text:span text:style-name="T76"><text:tab/><text:tab/>Sélectionner une langue : L'utilisateur doit pouvoir changer la langue du jeu </text:span></text:p>
      <text:p text:style-name="P16"><text:span text:style-name="T76"><text:tab/><text:tab/> </text:span></text:p>
      <text:p text:style-name="P16"><text:span text:style-name="T76"><text:tab/>* Profil </text:span></text:p>
      <text:p text:style-name="P16"><text:span text:style-name="T76"><text:tab/><text:tab/>Créer un profil : L'utilisateur doit créer un profil avec son nom d'utilisateur lors </text:span></text:p>
      <text:p text:style-name="P16"><text:span text:style-name="T76"><text:tab/><text:tab/>du premier démarrage </text:span></text:p>
      <text:p text:style-name="P16"><text:span text:style-name="T77"/></text:p>
      <text:p text:style-name="P16"><text:span text:style-name="T78"><text:tab/><text:tab/>Consulter le profil : L'utilisateur doit pouvoir consulter ses statistiques, ses succès </text:span></text:p>
      <text:p text:style-name="P16"><text:span text:style-name="T79"/></text:p>
      <text:p text:style-name="P16"><text:span text:style-name="T80"><text:tab/><text:tab/>Supprimer le profil : L'utilisateur doit pouvoir supprimer son profil </text:span></text:p>
      <text:p text:style-name="P16"><text:span text:style-name="T81"/></text:p>
      <text:p text:style-name="P16"><text:span text:style-name="T82"><text:tab/><text:tab/>Réinitialiser le profil : L'utilisateur peut réinitialiser toutes les statistiques et </text:span></text:p>
      <text:p text:style-name="P16"><text:span text:style-name="T82"><text:tab/><text:tab/>succès de son profil<text:tab/> </text:span></text:p>
      <text:p text:style-name="P16"><text:span text:style-name="T83"/></text:p>
      <text:p text:style-name="P16"><text:span text:style-name="T84"><text:tab/>* Traitement et persistance des données </text:span></text:p>
      <text:p text:style-name="P16"><text:span text:style-name="T84"><text:tab/><text:tab/>Sauvegarder/Charger les options : Les choix de l'utilisateur concernant </text:span></text:p>
      <text:p text:style-name="P16"><text:span text:style-name="T84"><text:tab/><text:tab/>les options du jeu sont sauvegardées dans un fichier de configuration </text:span></text:p>
      <text:p text:style-name="P16"><text:span text:style-name="T84"><text:tab/> </text:span></text:p>
      <text:p text:style-name="P16"><text:span text:style-name="T84"><text:tab/><text:tab/>Sauvegarder/Charger/Supprimer une partie : L'utilisateur peut </text:span></text:p>
      <text:p text:style-name="P16"><text:span text:style-name="T84"><text:tab/><text:tab/>sauvegarder une partie en cours afin de la reprendre ultérieurement. </text:span></text:p>
      <text:p text:style-name="P16"><text:span text:style-name="T84"><text:tab/><text:tab/>Lorsque le jeu quitte en pleine partie, le jeu lui propose de reprendre </text:span></text:p>
      <text:p text:style-name="P16"><text:span text:style-name="T84"><text:tab/><text:tab/>la partie précédente au démarrage. L'utilisateur peut également </text:span></text:p>
      <text:p text:style-name="P16"><text:span text:style-name="T84"><text:tab/><text:tab/>supprimer ses sauvegardes. </text:span></text:p>
      <text:p text:style-name="P16"><text:span text:style-name="T85"/></text:p>
      <text:p text:style-name="P16"><text:span text:style-name="T86"><text:tab/><text:tab/>Sauvegarder/Charger les scores : le jeu charge automatiquement les scores </text:span></text:p>
      <text:p text:style-name="P16"><text:span text:style-name="T86"><text:tab/><text:tab/>des différents joueurs au démarrage </text:span></text:p>
      <text:p text:style-name="P16"><text:span text:style-name="T87"/></text:p>
      <text:p text:style-name="P16"><text:span text:style-name="T88"><text:tab/><text:tab/>Crypter les données </text:span></text:p>
      <text:p text:style-name="P16"><text:span text:style-name="T88"><text:tab/><text:tab/>Les sauvegardes sont cryptées afin d'empêcher la modification des </text:span></text:p>
      <text:p text:style-name="P16"><text:span text:style-name="T88"><text:tab/><text:tab/>sauvegardes </text:span></text:p>
      <text:p text:style-name="P16"><text:span text:style-name="T89"/></text:p>
      <text:p text:style-name="P16"><text:span text:style-name="T90"><text:tab/>* Traitement et persistance des données : </text:span></text:p>
      <text:p text:style-name="P16"><text:span text:style-name="T90"><text:tab/><text:tab/>Sauvegarder/Charger une grille : L'utilisateur doit pouvoir sauvegarder </text:span></text:p>
      <text:p text:style-name="P16"><text:span text:style-name="T90"><text:tab/><text:tab/>ses grilles en cours et si l'application quitte sans sauvegarder, le </text:span></text:p>
      <text:p text:style-name="P16"><text:span text:style-name="T90"><text:tab/><text:tab/>jeu se sauvegarde automatiquement à chaque mouvements </text:span></text:p>
      <text:p text:style-name="P16"><text:span text:style-name="T91"/></text:p>
      <text:p text:style-name="P16"><text:span text:style-name="T92">2.6 Cas d'utilisation </text:span></text:p>
      <text:p text:style-name="P16"><text:span text:style-name="T93"/></text:p>
      <text:p text:style-name="P16"><text:span text:style-name="T94">Cas d'utilisation n°1 </text:span></text:p>
      <text:p text:style-name="P16"><text:span text:style-name="T94">Nom : Résolution Takuzu </text:span></text:p>
      <text:p text:style-name="P16"><text:span text:style-name="T94">Description : L'utilisateur tente de résoudre une grille de Takuzu </text:span></text:p>
      <text:p text:style-name="P16"><text:span text:style-name="T94">Acteur : L'utilisateur de l'application </text:span></text:p>
      <text:p text:style-name="P16"><text:span text:style-name="T94">Préalables : L'application doit être téléchargée </text:span></text:p>
      <text:p text:style-name="P16"><text:span text:style-name="T94">Conséquents : L'utilisateur peut exécuter l'application </text:span></text:p>
      <text:p text:style-name="P16"><text:span text:style-name="T95"/></text:p>
      <text:p text:style-name="P16"><text:span text:style-name="T96">1) Choix des options </text:span></text:p>
      <text:p text:style-name="P16"><text:span text:style-name="T96"><text:tab/>- L'utilisateur clique sur l'option "Nouvelle partie" </text:span></text:p>
      <text:p text:style-name="P16"><text:span text:style-name="T96"><text:tab/>- L'utilisateur choisit le niveau de difficulté </text:span></text:p>
      <text:p text:style-name="P16"><text:span text:style-name="T96"><text:tab/>- L'utilisateur choisit la taille de la grille </text:span></text:p>
      <text:p text:style-name="P16"><text:span text:style-name="T96"><text:tab/>- Le système sélectionne une grille </text:span></text:p>
      <text:p text:style-name="P16"><text:span text:style-name="T96"><text:tab/>- Ajout d'un malus par conseil utilisé </text:span></text:p>
      <text:p text:style-name="P16"><text:span text:style-name="T96">- On considère que le timer est toujours mis en place </text:span></text:p>
      <text:p text:style-name="P16"><text:span text:style-name="T97"/></text:p>
      <text:p text:style-name="P16"><text:span text:style-name="T98">2) Résolution du Takuzu </text:span></text:p>
      <text:p text:style-name="P16"><text:span text:style-name="T98"><text:tab/>- L'utilisateur essaye de résoudre la grille </text:span></text:p>
      <text:p text:style-name="P16"><text:span text:style-name="T98"><text:tab/>- L'utilisateur peut utiliser l'option "Aide" et "Conseil" pour se débloquer </text:span></text:p>
      <text:p text:style-name="P16"><text:span text:style-name="T98"><text:tab/>- Une fois la grille complète, le programme vérifie automatiquement celle-ci </text:span></text:p>
      <text:p text:style-name="P16"><text:span text:style-name="T98"><text:tab/>- Le système compare les valeurs du joueur avec la solution<text:s text:c="2"/></text:span></text:p>
      <text:p text:style-name="P16"><text:span text:style-name="T98"><text:tab/>- Affichage d'un message indiquant s'il y a correspondance (réussite) ou non </text:span></text:p>
      <text:p text:style-name="P16"><text:span text:style-name="T98"><text:tab/><text:s text:c="2"/>en fonction de la solution </text:span></text:p>
      <text:p text:style-name="P16"><text:span text:style-name="T98"><text:tab/>- S'il y a correspondance : </text:span></text:p>
      <text:p text:style-name="P16"><text:span text:style-name="T98"><text:tab/><text:tab/>- Enregistrement du temps mis pour terminer la grille et calcule </text:span></text:p>
      <text:p text:style-name="P16"><text:span text:style-name="T98"><text:tab/><text:tab/>du score </text:span></text:p>
      <text:p text:style-name="P16"><text:span text:style-name="T98"><text:tab/><text:tab/>- Affichage du classement pour cette grille </text:span></text:p>
      <text:p text:style-name="P16"><text:span text:style-name="T98"><text:tab/>- Sinon le joueur peut corriger et effectuer une autre validation par la suite, un </text:span></text:p>
      <text:p text:style-name="P16"><text:span text:style-name="T98"><text:tab/>malus sera appliqué à son score </text:span></text:p>
      <text:p text:style-name="P16"><text:span text:style-name="T98"><text:tab/>- Le système propose ensuite de retourner au menu principal </text:span></text:p>
      <text:p text:style-name="P16"><text:span text:style-name="T99"/></text:p>
      <text:p text:style-name="P16"><text:span text:style-name="T99"/></text:p>
      <text:p text:style-name="P16"><text:span text:style-name="T99"/></text:p>
      <text:p text:style-name="P16"><text:span text:style-name="T100">3. Livrables</text:span></text:p>
      <text:p text:style-name="P16"><text:span text:style-name="T101"/></text:p>
      <text:list text:style-name="L17">
        <text:list-item>
          <text:p text:style-name="P17"><text:span text:style-name="T102">Un cahier des charges validé par le client </text:span></text:p>
        </text:list-item>
        <text:list-item>
          <text:p text:style-name="P17"><text:span text:style-name="T102">Un logiciel qui respecte le cahier des charges </text:span></text:p>
        </text:list-item>
        <text:list-item>
          <text:p text:style-name="P17"><text:span text:style-name="T102">Les cahiers d'analyse et de conception </text:span></text:p>
        </text:list-item>
        <text:list-item>
          <text:p text:style-name="P17"><text:span text:style-name="T102">Un manuel utilisateur </text:span></text:p>
        </text:list-item>
      </text:list>
      <text:p text:style-name="P18"><text:span text:style-name="T103"/></text:p>
      <text:p text:style-name="P18"><text:span text:style-name="T104">4) Contraites</text:span><text:span text:style-name="T105"><text:s/></text:span></text:p>
      <text:p text:style-name="P18"><text:span text:style-name="T106"/></text:p>
      <text:p text:style-name="P18"><text:span text:style-name="T107">4.1<text:s/></text:span><text:span text:style-name="T108">– Documentations </text:span></text:p>
      <text:p text:style-name="P18"><text:span text:style-name="T109"/></text:p>
      <text:p text:style-name="P18"><text:span text:style-name="T110">- Cahier des charges :</text:span></text:p>
      <text:p text:style-name="P18"><text:span text:style-name="T111"/></text:p>
      <text:p text:style-name="P18"><text:span text:style-name="T112"><text:tab/>Spécification des besoins du client, les fonctionnalités attendues de l'application à la fin de <text:tab/>son développement, les contraintes liées au projet. </text:span></text:p>
      <text:p text:style-name="P18"><text:span text:style-name="T113"/></text:p>
      <text:p text:style-name="P18"><text:span text:style-name="T114">- Dossier d'analyse et de conception : </text:span></text:p>
      <text:p text:style-name="P18"><text:span text:style-name="T114"><text:tab/>Présentation des outils et des technologies déployé (utilisé) dans le projet, ainsi que <text:tab/>l'architecture du projet et de l'application. </text:span></text:p>
      <text:p text:style-name="P18"><text:span text:style-name="T115"/></text:p>
      <text:p text:style-name="P18"><text:span text:style-name="T116">- Manuel utilisateur : </text:span></text:p>
      <text:p text:style-name="P18"><text:span text:style-name="T116"><text:tab/>Manuel présentant les différentes fonctionnalités de l'application, ainsi qu'une explication de <text:tab/>leur utilisation. </text:span></text:p>
      <text:p text:style-name="P18"><text:span text:style-name="T117"/></text:p>
      <text:p text:style-name="P18"><text:span text:style-name="T118">4.2<text:s/></text:span><text:span text:style-name="T119">– D</text:span><text:span text:style-name="T120">élais </text:span></text:p>
      <text:p text:style-name="P18"><text:span text:style-name="T121"/></text:p>
      <text:p text:style-name="P18"><text:span text:style-name="T122"><text:tab/>Tous les livrables qui accompagnent l'application, ainsi que l'application elle-même doivent être rendus le 27 avril 2015 au plus tard. </text:span></text:p>
      <text:p text:style-name="P18"><text:span text:style-name="T123"/></text:p>
      <text:p text:style-name="P18"><text:span text:style-name="T123"/></text:p>
      <text:p text:style-name="P18"><text:span text:style-name="T124">4.3 - Contraintes techniques </text:span></text:p>
      <text:p text:style-name="P18"><text:span text:style-name="T125"/></text:p>
      <text:p text:style-name="P18"><text:span text:style-name="T126"><text:tab/>Le projet se sert des moyens technique suivant: </text:span></text:p>
      <text:p text:style-name="P18"><text:span text:style-name="T126"><text:tab/><text:tab/>- Compatibilité avec le language Ruby dans sa version 2.2.0 </text:span></text:p>
      <text:p text:style-name="P18"><text:span text:style-name="T126"><text:tab/><text:tab/>- Interface graphique avec la bibliothèque graphique GTK dans sa version 3.12. </text:span></text:p>
      <text:p text:style-name="P18"><text:span text:style-name="T126"><text:tab/><text:tab/>- Mise en oeuvre de la persistance des données à l'aide de la sérialisation.</text:span></text:p>
      <text:p text:style-name="P18"><text:span text:style-name="T127"/></text:p>
      <text:p text:style-name="P19"><text:span text:style-name="T1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